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3">
      <style:paragraph-properties fo:margin-top="0cm" fo:margin-bottom="0cm"/>
    </style:style>
    <style:style style:name="P23" style:family="paragraph" style:parent-style-name="Text_20_body" style:list-style-name="L4">
      <style:paragraph-properties fo:margin-top="0cm" fo:margin-bottom="0cm"/>
    </style:style>
    <style:style style:name="P24" style:family="paragraph" style:parent-style-name="Text_20_body" style:list-style-name="L5">
      <style:paragraph-properties fo:margin-top="0cm" fo:margin-bottom="0cm"/>
    </style:style>
    <style:style style:name="P25" style:family="paragraph" style:parent-style-name="Text_20_body" style:list-style-name="L6">
      <style:paragraph-properties fo:margin-top="0cm" fo:margin-bottom="0cm"/>
    </style:style>
    <style:style style:name="P26" style:family="paragraph" style:parent-style-name="Text_20_body" style:list-style-name="L7">
      <style:paragraph-properties fo:margin-top="0cm" fo:margin-bottom="0cm"/>
    </style:style>
    <style:style style:name="P27" style:family="paragraph" style:parent-style-name="Text_20_body" style:list-style-name="L8">
      <style:paragraph-properties fo:margin-top="0cm" fo:margin-bottom="0cm"/>
    </style:style>
    <style:style style:name="P28" style:family="paragraph" style:parent-style-name="Text_20_body" style:list-style-name="L9">
      <style:paragraph-properties fo:margin-top="0cm" fo:margin-bottom="0cm"/>
    </style:style>
    <style:style style:name="P29" style:family="paragraph" style:parent-style-name="Text_20_body" style:list-style-name="L10">
      <style:paragraph-properties fo:margin-top="0cm" fo:margin-bottom="0cm"/>
    </style:style>
    <style:style style:name="P30" style:family="paragraph" style:parent-style-name="Text_20_body" style:list-style-name="L11">
      <style:paragraph-properties fo:margin-top="0cm" fo:margin-bottom="0cm"/>
    </style:style>
    <style:style style:name="P31" style:family="paragraph" style:parent-style-name="Text_20_body" style:list-style-name="L14">
      <style:paragraph-properties fo:margin-top="0cm" fo:margin-bottom="0cm"/>
    </style:style>
    <style:style style:name="P32" style:family="paragraph" style:parent-style-name="Text_20_body" style:list-style-name="L16">
      <style:paragraph-properties fo:margin-top="0cm" fo:margin-bottom="0cm"/>
    </style:style>
    <style:style style:name="P33" style:family="paragraph" style:parent-style-name="Text_20_body" style:list-style-name="L17">
      <style:paragraph-properties fo:margin-top="0cm" fo:margin-bottom="0cm"/>
    </style:style>
    <style:style style:name="P34" style:family="paragraph" style:parent-style-name="Text_20_body" style:list-style-name="L18">
      <style:paragraph-properties fo:margin-top="0cm" fo:margin-bottom="0cm"/>
    </style:style>
    <style:style style:name="P35" style:family="paragraph" style:parent-style-name="Text_20_body" style:list-style-name="L19">
      <style:paragraph-properties fo:margin-top="0cm" fo:margin-bottom="0cm"/>
    </style:style>
    <style:style style:name="P36" style:family="paragraph" style:parent-style-name="Preformatted_20_Text" style:list-style-name="L5"/>
    <style:style style:name="P37" style:family="paragraph" style:parent-style-name="Preformatted_20_Text" style:list-style-name="L15"/>
    <style:style style:name="P38" style:family="paragraph" style:parent-style-name="Preformatted_20_Text">
      <style:paragraph-properties style:writing-mode="lr-tb"/>
    </style:style>
    <style:style style:name="P39" style:family="paragraph" style:parent-style-name="Preformatted_20_Text" style:list-style-name="L5">
      <style:paragraph-properties style:writing-mode="lr-tb"/>
    </style:style>
    <style:style style:name="P40" style:family="paragraph" style:parent-style-name="Preformatted_20_Text">
      <style:paragraph-properties fo:margin-top="0cm" fo:margin-bottom="0.499cm" style:writing-mode="lr-tb"/>
    </style:style>
    <style:style style:name="P41" style:family="paragraph" style:parent-style-name="Preformatted_20_Text" style:list-style-name="L5">
      <style:paragraph-properties fo:margin-top="0cm" fo:margin-bottom="0.499cm" style:writing-mode="lr-tb"/>
    </style:style>
    <style:style style:name="P42" style:family="paragraph" style:parent-style-name="Preformatted_20_Text" style:list-style-name="L15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Java의 <text:span text:style-name="Source_20_Text">Stream</text:span>은 데이터 처리 작업을 효율적으로 수행할 수 있도록 도와주는 API입니다. 주로 컬렉션(예: 리스트, 배열)의 데이터를 처리하기 위해 사용됩니다. 스트림을 사용하면 데이터를 필터링, 매핑, 정렬, 집계하는 등의 작업을 선언적으로 할 수 있습니다.</text:p>
      <text:h text:style-name="Heading_20_3" text:outline-level="3">스트림의 주요 특징</text:h>
      <text:list xml:id="list7846052182272785092" text:style-name="L5">
        <text:list-item>
          <text:p text:style-name="P5"><text:span text:style-name="Strong_20_Emphasis">선언형 처리</text:span>:<text:line-break/>스트림을 사용하면 **"어떻게"**가 아닌 <text:span text:style-name="Strong_20_Emphasis">"무엇을"</text:span> 할 것인지에 집중할 수 있습니다. 예를 들어, 데이터를 필터링하거나 변환하는 작업을 명령어식이 아닌 선언식으로 표현할 수 있습니다.</text:p>
          <text:p text:style-name="P36">java</text:p>
          <text:p text:style-name="P36">코드 복사</text:p>
          <text:p text:style-name="P39"><text:span text:style-name="Source_20_Text">// 리스트에서 짝수만 필터링하여 출력</text:span></text:p>
          <text:p text:style-name="P39"><text:span text:style-name="Source_20_Text">List&lt;Integer&gt; numbers = Arrays.asList(1, 2, 3, 4, 5);</text:span></text:p>
          <text:p text:style-name="P39"><text:span text:style-name="Source_20_Text">numbers.stream()</text:span></text:p>
          <text:p text:style-name="P39"><text:span text:style-name="Source_20_Text"><text:s text:c="7"/>.filter(n -&gt; n % 2 == 0)</text:span></text:p>
          <text:p text:style-name="P41"><text:span text:style-name="Source_20_Text"><text:s text:c="7"/>.forEach(System.out::println);</text:span></text:p>
          <text:p text:style-name="P5">위 코드에서는 "짝수만 필터링하여 출력"이라는 목적만 선언하고 있습니다.</text:p>
        </text:list-item>
        <text:list-item>
          <text:p text:style-name="P5"><text:span text:style-name="Strong_20_Emphasis">파이프라인 연산</text:span>:<text:line-break/>스트림은 여러 연산을 파이프라인처럼 연결하여 사용할 수 있습니다. 각 단계에서 변환된 데이터가 다음 단계로 전달되며 최종 결과가 생성됩니다.</text:p>
          <text:p text:style-name="P36">java</text:p>
          <text:p text:style-name="P36">코드 복사</text:p>
          <text:p text:style-name="P39"><text:span text:style-name="Source_20_Text">// 문자열 리스트를 대문자로 변환하고, 길이가 3 이상인 것만 필터링한 후 출력</text:span></text:p>
          <text:p text:style-name="P39"><text:span text:style-name="Source_20_Text">List&lt;String&gt; names = Arrays.asList("Tom", "Jerry", "Spike");</text:span></text:p>
          <text:p text:style-name="P39"><text:span text:style-name="Source_20_Text">names.stream()</text:span></text:p>
          <text:p text:style-name="P39"><text:span text:style-name="Source_20_Text"><text:s text:c="5"/>.map(String::toUpperCase) <text:s/>// 대문자로 변환</text:span></text:p>
          <text:p text:style-name="P39"><text:span text:style-name="Source_20_Text"><text:s text:c="5"/>.filter(name -&gt; name.length() &gt; 3) <text:s/>// 길이 3 이상 필터링</text:span></text:p>
          <text:p text:style-name="P41"><text:span text:style-name="Source_20_Text"><text:s text:c="5"/>.forEach(System.out::println); <text:s/>// 출력</text:span></text:p>
        </text:list-item>
        <text:list-item>
          <text:p text:style-name="P5"><text:span text:style-name="Strong_20_Emphasis">지연 연산</text:span>:<text:line-break/>스트림 연산은 기본적으로 지연(lazy) 방식으로 실행됩니다. 즉, 최종 연산이 호출될 때까지 중간 연산(map, filter 등)은 실제로 수행되지 않습니다. 이는 불필요한 계산을 방지하고, 성능을 최적화할 수 있게 해줍니다.</text:p>
        </text:list-item>
        <text:list-item>
          <text:p text:style-name="P5"><text:span text:style-name="Strong_20_Emphasis">스트림과 컬렉션의 차이</text:span>:</text:p>
          <text:list>
            <text:list-item>
              <text:p text:style-name="P24"><text:span text:style-name="Strong_20_Emphasis">컬렉션</text:span>: 데이터를 저장하고 관리하는 자료구조입니다. 데이터를 추가하거나 삭제할 수 있습니다.</text:p>
            </text:list-item>
            <text:list-item>
              <text:p text:style-name="P24"><text:span text:style-name="Strong_20_Emphasis">스트림</text:span>: 데이터가 "흐르는" 것에 더 가깝습니다. 데이터 자체를 저장하지 않으며, 일회성입니다. 즉, 스트림을 한번 사용하면 다시 사용할 수 없습니다.</text:p>
            </text:list-item>
          </text:list>
        </text:list-item>
        <text:list-item>
          <text:p text:style-name="P5"><text:span text:style-name="Strong_20_Emphasis">종류</text:span>:</text:p>
          <text:list>
            <text:list-item>
              <text:p text:style-name="P24"><text:span text:style-name="Strong_20_Emphasis">중간 연산 (Intermediate Operations)</text:span>: 필터링, 매핑, 정렬 등. 반환 값은 또 다른 스트림입니다. 이 연산들은 지연되어 최종 연산이 호출될 때까지 실행되지 않습니다. (예: <text:span text:style-name="Source_20_Text">filter</text:span>, <text:span text:style-name="Source_20_Text">map</text:span>, <text:span text:style-name="Source_20_Text">sorted</text:span>)</text:p>
            </text:list-item>
            <text:list-item>
              <text:p text:style-name="P5"><text:span text:style-name="Strong_20_Emphasis">최종 연산 (Terminal Operations)</text:span>: 스트림을 닫고 결과를 생성합니다. (예: <text:span text:style-name="Source_20_Text">forEach</text:span>, <text:span text:style-name="Source_20_Text">reduce</text:span>, <text:span text:style-name="Source_20_Text">collect</text:span>)</text:p>
            </text:list-item>
          </text:list>
        </text:list-item>
      </text:list>
      <text:h text:style-name="Heading_20_3" text:outline-level="3"><text:soft-page-break/>스트림 사용 예시</text:h>
      <text:p text:style-name="Preformatted_20_Text">java</text:p>
      <text:p text:style-name="Preformatted_20_Text">코드 복사</text:p>
      <text:p text:style-name="P38"><text:span text:style-name="Source_20_Text">List&lt;String&gt; strList = Arrays.asList("apple", "banana", "cherry");</text:span></text:p>
      <text:p text:style-name="P38"/>
      <text:p text:style-name="P38"><text:span text:style-name="Source_20_Text">// 각 문자열의 길이를 구해 int 배열로 변환</text:span></text:p>
      <text:p text:style-name="P38"><text:span text:style-name="Source_20_Text">int[] lengths = strList.stream()</text:span></text:p>
      <text:p text:style-name="P38"><text:span text:style-name="Source_20_Text"><text:s text:c="23"/>.mapToInt(String::length)</text:span></text:p>
      <text:p text:style-name="P40"><text:span text:style-name="Source_20_Text"><text:s text:c="23"/>.toArray();</text:span></text:p>
      <text:p text:style-name="Text_20_body">이 예시에서 <text:span text:style-name="Source_20_Text">strList</text:span>의 각 요소가 스트림으로 변환된 후, 각 문자열의 길이로 매핑되며, 최종적으로 길이로 이루어진 <text:span text:style-name="Source_20_Text">int</text:span> 배열이 생성됩니다.</text:p>
      <text:h text:style-name="Heading_20_3" text:outline-level="3">요약</text:h>
      <text:p text:style-name="Text_20_body">스트림은 데이터를 효율적으로 처리할 수 있는 강력한 도구로, 간결하고 선언적인 방식으로 복잡한 데이터 처리 작업을 수행할 수 있도록 도와줍니다. 특히 파이프라인 연산과 지연 연산을 통해 성능을 최적화할 수 있으며, 데이터를 안전하게 병렬 처리할 수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ource_20_Text">Stream()</text:span> 함수와 <text:span text:style-name="Source_20_Text">mapToInt()</text:span> 함수는 Java Stream API에서 제공하는 기능 중 일부로, 직접적으로 작성되어 있는 코드로 제공되는 것이 아니라 자바 라이브러리 내에 정의된 메서드들입니다. 그럼에도 불구하고, 이 함수들이 내부적으로 어떻게 동작하는지 이해하기 쉽게 설명할 수 있습니다.</text:p>
      <text:h text:style-name="Heading_20_3" text:outline-level="3"><text:span text:style-name="Source_20_Text">Stream()</text:span> 함수</text:h>
      <text:p text:style-name="Text_20_body"><text:span text:style-name="Source_20_Text">Stream()</text:span> 함수는 사실 <text:span text:style-name="Source_20_Text">Stream</text:span> 인터페이스의 인스턴스를 생성하는 다양한 메서드 중 하나입니다. 일반적으로 <text:span text:style-name="Source_20_Text">Stream</text:span> 자체는 함수라기보다는 Java 8에서 도입된 스트림 API의 핵심 인터페이스입니다. 스트림을 생성하는 방법에는 여러 가지가 있는데, 가장 대표적인 방법은 다음과 같습니다:</text:p>
      <text:list xml:id="list5068315988292655138" text:style-name="L6">
        <text:list-item>
          <text:p text:style-name="P25"><text:span text:style-name="Strong_20_Emphasis">컬렉션에서 스트림 생성</text:span>: <text:span text:style-name="Source_20_Text">collection.stream()</text:span></text:p>
        </text:list-item>
        <text:list-item>
          <text:p text:style-name="P25"><text:span text:style-name="Strong_20_Emphasis">배열에서 스트림 생성</text:span>: <text:span text:style-name="Source_20_Text">Arrays.stream(array)</text:span></text:p>
        </text:list-item>
        <text:list-item>
          <text:p text:style-name="P6"><text:span text:style-name="Strong_20_Emphasis">값들에서 스트림 생성</text:span>: <text:span text:style-name="Source_20_Text">Stream.of(1, 2, 3)</text:span></text:p>
        </text:list-item>
      </text:list>
      <text:p text:style-name="Text_20_body">이들은 내부적으로 <text:span text:style-name="Source_20_Text">Stream</text:span> 인터페이스를 구현하는 클래스들을 사용해 스트림을 생성합니다.</text:p>
      <text:h text:style-name="Heading_20_4" text:outline-level="4">예시:</text:h>
      <text:p text:style-name="Preformatted_20_Text">java</text:p>
      <text:p text:style-name="Preformatted_20_Text">코드 복사</text:p>
      <text:p text:style-name="P38"><text:span text:style-name="Source_20_Text">List&lt;String&gt; list = Arrays.asList("a", "b", "c");</text:span></text:p>
      <text:p text:style-name="P40"><text:span text:style-name="Source_20_Text">Stream&lt;String&gt; stream = list.stream();</text:span></text:p>
      <text:p text:style-name="Text_20_body">위 코드에서 <text:span text:style-name="Source_20_Text">list.stream()</text:span> 메서드는 <text:span text:style-name="Source_20_Text">Stream&lt;String&gt;</text:span>을 반환합니다. 이 스트림은 리스트의 요소들을 스트림의 요소로 변환하여 스트림 파이프라인으로 전달할 수 있습니다.</text:p>
      <text:h text:style-name="Heading_20_3" text:outline-level="3"><text:span text:style-name="Source_20_Text">mapToInt()</text:span> 함수</text:h>
      <text:p text:style-name="Text_20_body"><text:span text:style-name="Source_20_Text">mapToInt()</text:span> 함수는 <text:span text:style-name="Source_20_Text">Stream</text:span> 인터페이스의 메서드로, 스트림의 요소를 <text:span text:style-name="Source_20_Text">int</text:span> 타입의 스트림(<text:span text:style-name="Source_20_Text">IntStream</text:span>)으로 변환합니다. 이 메서드는 매핑 함수(Function 인터페이스의 인스턴스)를 받아서, 각 요소에 대해 그 함수의 결과값을 계산하고 <text:span text:style-name="Source_20_Text">int</text:span>로 변환된 스트림을 반환합니다.</text:p>
      <text:h text:style-name="Heading_20_4" text:outline-level="4">내부 동작 예시:</text:h>
      <text:p text:style-name="Text_20_body"><text:span text:style-name="Source_20_Text">mapToInt()</text:span> 메서드는 다음과 같이 작동합니다:</text:p>
      <text:p text:style-name="Preformatted_20_Text">java</text:p>
      <text:p text:style-name="Preformatted_20_Text">코드 복사</text:p>
      <text:p text:style-name="P40"><text:span text:style-name="Source_20_Text">IntStream mapToInt(ToIntFunction&lt;? super T&gt; mapper);</text:span></text:p>
      <text:list xml:id="list247910632742077613" text:style-name="L7">
        <text:list-item>
          <text:p text:style-name="P26"><text:span text:style-name="Strong_20_Emphasis"><text:span text:style-name="Source_20_Text">ToIntFunction&lt;? super T&gt; mapper</text:span></text:span>: 입력 타입 <text:span text:style-name="Source_20_Text">T</text:span>의 요소를 받아서 <text:span text:style-name="Source_20_Text">int</text:span> 값을 반환하는 함수형 인터페이스입니다.</text:p>
        </text:list-item>
        <text:list-item>
          <text:p text:style-name="P7"><text:span text:style-name="Strong_20_Emphasis">반환값</text:span>: 각 요소를 <text:span text:style-name="Source_20_Text">int</text:span>로 변환한 <text:span text:style-name="Source_20_Text">IntStream</text:span>을 반환합니다.</text:p>
        </text:list-item>
      </text:list>
      <text:h text:style-name="Heading_20_4" text:outline-level="4">실제 사용 예시:</text:h>
      <text:p text:style-name="Preformatted_20_Text">java</text:p>
      <text:p text:style-name="Preformatted_20_Text"><text:soft-page-break/>코드 복사</text:p>
      <text:p text:style-name="P38"><text:span text:style-name="Source_20_Text">List&lt;String&gt; list = Arrays.asList("apple", "banana", "cherry");</text:span></text:p>
      <text:p text:style-name="P38"/>
      <text:p text:style-name="P38"><text:span text:style-name="Source_20_Text">int[] lengths = list.stream()</text:span></text:p>
      <text:p text:style-name="P38"><text:span text:style-name="Source_20_Text"><text:s text:c="20"/>.mapToInt(String::length) <text:s/>// 문자열의 길이를 int로 변환</text:span></text:p>
      <text:p text:style-name="P40"><text:span text:style-name="Source_20_Text"><text:s text:c="20"/>.toArray(); <text:s/>// 최종적으로 int 배열로 변환</text:span></text:p>
      <text:p text:style-name="Text_20_body">위 코드에서는 <text:span text:style-name="Source_20_Text">mapToInt(String::length)</text:span>에서 <text:span text:style-name="Source_20_Text">String::length</text:span>는 <text:span text:style-name="Source_20_Text">ToIntFunction&lt;String&gt;</text:span>의 인스턴스 역할을 하며, 각 문자열에 대해 <text:span text:style-name="Source_20_Text">length()</text:span> 메서드를 호출하여 그 결과를 <text:span text:style-name="Source_20_Text">int</text:span>로 반환합니다.</text:p>
      <text:h text:style-name="Heading_20_3" text:outline-level="3">요약</text:h>
      <text:list xml:id="list5546453389864888552" text:style-name="L8">
        <text:list-item>
          <text:p text:style-name="P27">**<text:span text:style-name="Source_20_Text">Stream</text:span>**은 데이터를 처리할 수 있는 강력한 도구로, 여러 소스에서 스트림을 생성할 수 있습니다.</text:p>
        </text:list-item>
        <text:list-item>
          <text:p text:style-name="P8">**<text:span text:style-name="Source_20_Text">mapToInt()</text:span>**는 스트림의 각 요소를 <text:span text:style-name="Source_20_Text">int</text:span>로 매핑하는 함수로, 원시 <text:span text:style-name="Source_20_Text">int</text:span> 타입의 스트림(<text:span text:style-name="Source_20_Text">IntStream</text:span>)을 생성합니다.</text:p>
        </text:list-item>
      </text:list>
      <text:p text:style-name="Text_20_body">이 두 메서드는 Java 라이브러리 내에 잘 최적화되어 있으며, 유저가 직접 구현할 필요 없이 쉽게 사용할 수 있습니다. 이들의 실제 구현은 복잡한 내부 로직을 포함하고 있지만, 그 핵심적인 동작 원리는 위에서 설명한 내용과 같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Java에서 <text:span text:style-name="Source_20_Text">Stream</text:span>과 <text:span text:style-name="Source_20_Text">mapToInt</text:span>와 같은 메서드는 각각 인터페이스(<text:span text:style-name="Source_20_Text">Stream</text:span>)와 메서드(<text:span text:style-name="Source_20_Text">mapToInt</text:span>)로 구현되어 있습니다. 이들 인터페이스와 메서드는 JDK에 포함된 클래스 라이브러리에서 찾을 수 있습니다. 내부 구조는 실제 Java 코드에서 확인할 수 있습니다. 아래는 간단한 형태로 이들의 내부 구조를 설명합니다.</text:p>
      <text:h text:style-name="Heading_20_3" text:outline-level="3"><text:span text:style-name="Source_20_Text">Stream</text:span> 인터페이스</text:h>
      <text:p text:style-name="Text_20_body"><text:span text:style-name="Source_20_Text">Stream</text:span> 인터페이스는 Java 8에서 도입되었으며, 여러 추상 메서드를 포함하고 있습니다. 다음은 <text:span text:style-name="Source_20_Text">Stream</text:span> 인터페이스의 간략화된 구조입니다.</text:p>
      <text:p text:style-name="Preformatted_20_Text">java</text:p>
      <text:p text:style-name="Preformatted_20_Text">코드 복사</text:p>
      <text:p text:style-name="P38"><text:span text:style-name="Source_20_Text">public interface Stream&lt;T&gt; extends BaseStream&lt;T, Stream&lt;T&gt;&gt; {</text:span></text:p>
      <text:p text:style-name="P38"><text:span text:style-name="Source_20_Text"><text:s text:c="4"/></text:span></text:p>
      <text:p text:style-name="P38"><text:span text:style-name="Source_20_Text"><text:s text:c="4"/>// 중간 연산</text:span></text:p>
      <text:p text:style-name="P38"><text:span text:style-name="Source_20_Text"><text:s text:c="4"/>&lt;R&gt; Stream&lt;R&gt; map(Function&lt;? super T, ? extends R&gt; mapper);</text:span></text:p>
      <text:p text:style-name="P38"><text:span text:style-name="Source_20_Text"><text:s text:c="4"/></text:span></text:p>
      <text:p text:style-name="P38"><text:span text:style-name="Source_20_Text"><text:s text:c="4"/>IntStream mapToInt(ToIntFunction&lt;? super T&gt; mapper);</text:span></text:p>
      <text:p text:style-name="P38"><text:span text:style-name="Source_20_Text"><text:s text:c="4"/></text:span></text:p>
      <text:p text:style-name="P38"><text:span text:style-name="Source_20_Text"><text:s text:c="4"/>Stream&lt;T&gt; filter(Predicate&lt;? super T&gt; predicate);</text:span></text:p>
      <text:p text:style-name="P38"><text:span text:style-name="Source_20_Text"><text:s text:c="4"/></text:span></text:p>
      <text:p text:style-name="P38"><text:span text:style-name="Source_20_Text"><text:s text:c="4"/>// 최종 연산</text:span></text:p>
      <text:p text:style-name="P38"><text:span text:style-name="Source_20_Text"><text:s text:c="4"/>void forEach(Consumer&lt;? super T&gt; action);</text:span></text:p>
      <text:p text:style-name="P38"><text:span text:style-name="Source_20_Text"><text:s text:c="4"/></text:span></text:p>
      <text:p text:style-name="P38"><text:span text:style-name="Source_20_Text"><text:s text:c="4"/>long count();</text:span></text:p>
      <text:p text:style-name="P38"><text:span text:style-name="Source_20_Text"><text:s text:c="4"/></text:span></text:p>
      <text:p text:style-name="P38"><text:span text:style-name="Source_20_Text"><text:s text:c="4"/>Optional&lt;T&gt; findFirst();</text:span></text:p>
      <text:p text:style-name="P38"><text:span text:style-name="Source_20_Text"><text:s text:c="4"/></text:span></text:p>
      <text:p text:style-name="P38"><text:span text:style-name="Source_20_Text"><text:s text:c="4"/>// 그 외의 다양한 메서드들이 존재함</text:span></text:p>
      <text:p text:style-name="P38"><text:span text:style-name="Source_20_Text"><text:s text:c="4"/></text:span></text:p>
      <text:p text:style-name="P38"><text:span text:style-name="Source_20_Text"><text:s text:c="4"/>@Override</text:span></text:p>
      <text:p text:style-name="P38"><text:span text:style-name="Source_20_Text"><text:s text:c="4"/>void close();</text:span></text:p>
      <text:p text:style-name="P40"><text:span text:style-name="Source_20_Text">}</text:span></text:p>
      <text:h text:style-name="Heading_20_4" text:outline-level="4">주요 메서드:</text:h>
      <text:list xml:id="list7511379254406084368" text:style-name="L9">
        <text:list-item>
          <text:p text:style-name="P28"><text:span text:style-name="Source_20_Text">map(Function&lt;? super T, ? extends R&gt; mapper)</text:span>: 요소를 변환하는 중간 연산.</text:p>
        </text:list-item>
        <text:list-item>
          <text:p text:style-name="P28"><text:span text:style-name="Source_20_Text">mapToInt(ToIntFunction&lt;? super T&gt; mapper)</text:span>: 요소를 <text:span text:style-name="Source_20_Text">int</text:span>로 변환하는 중간 연산.</text:p>
        </text:list-item>
        <text:list-item>
          <text:p text:style-name="P28"><text:span text:style-name="Source_20_Text">filter(Predicate&lt;? super T&gt; predicate)</text:span>: 요소를 필터링하는 중간 연산.</text:p>
        </text:list-item>
        <text:list-item>
          <text:p text:style-name="P28"><text:span text:style-name="Source_20_Text">forEach(Consumer&lt;? super T&gt; action)</text:span>: 각 요소에 대해 특정 작업을 수행하는 최종 연산.</text:p>
        </text:list-item>
        <text:list-item>
          <text:p text:style-name="P28"><text:span text:style-name="Source_20_Text">count()</text:span>: 요소의 개수를 세는 최종 연산.</text:p>
        </text:list-item>
        <text:list-item>
          <text:p text:style-name="P9"><text:span text:style-name="Source_20_Text">findFirst()</text:span>: 첫 번째 요소를 반환하는 최종 연산.</text:p>
        </text:list-item>
      </text:list>
      <text:h text:style-name="Heading_20_3" text:outline-level="3"><text:span text:style-name="Source_20_Text">mapToInt</text:span> 메서드</text:h>
      <text:p text:style-name="Text_20_body"><text:span text:style-name="Source_20_Text">mapToInt</text:span>는 <text:span text:style-name="Source_20_Text">Stream</text:span> 인터페이스의 메서드 중 하나로, 요소를 <text:span text:style-name="Source_20_Text">int</text:span>로 매핑하는 기능을 합니다. <text:span text:style-name="Source_20_Text">mapToInt</text:span> 메서드는 내부적으로 <text:span text:style-name="Source_20_Text">ToIntFunction</text:span> 인터페이스를 사용합니다.</text:p>
      <text:p text:style-name="Preformatted_20_Text"><text:soft-page-break/>java</text:p>
      <text:p text:style-name="Preformatted_20_Text">코드 복사</text:p>
      <text:p text:style-name="P38"><text:span text:style-name="Source_20_Text">public interface Stream&lt;T&gt; extends BaseStream&lt;T, Stream&lt;T&gt;&gt; {</text:span></text:p>
      <text:p text:style-name="P38"/>
      <text:p text:style-name="P38"><text:span text:style-name="Source_20_Text"><text:s text:c="4"/>IntStream mapToInt(ToIntFunction&lt;? super T&gt; mapper);</text:span></text:p>
      <text:p text:style-name="P38"/>
      <text:p text:style-name="P38"><text:span text:style-name="Source_20_Text"><text:s text:c="4"/>// 다른 메서드들...</text:span></text:p>
      <text:p text:style-name="P40"><text:span text:style-name="Source_20_Text">}</text:span></text:p>
      <text:h text:style-name="Heading_20_3" text:outline-level="3"><text:span text:style-name="Source_20_Text">ToIntFunction</text:span> 인터페이스</text:h>
      <text:p text:style-name="Text_20_body"><text:span text:style-name="Source_20_Text">ToIntFunction</text:span>은 함수형 인터페이스로, 입력을 받아서 <text:span text:style-name="Source_20_Text">int</text:span>를 반환하는 함수를 정의합니다. 이 인터페이스는 <text:span text:style-name="Source_20_Text">mapToInt</text:span>와 같은 메서드에서 사용됩니다.</text:p>
      <text:p text:style-name="Preformatted_20_Text">java</text:p>
      <text:p text:style-name="Preformatted_20_Text">코드 복사</text:p>
      <text:p text:style-name="P38"><text:span text:style-name="Source_20_Text">@FunctionalInterface</text:span></text:p>
      <text:p text:style-name="P38"><text:span text:style-name="Source_20_Text">public interface ToIntFunction&lt;T&gt; {</text:span></text:p>
      <text:p text:style-name="P38"><text:span text:style-name="Source_20_Text"><text:s text:c="4"/>int applyAsInt(T value);</text:span></text:p>
      <text:p text:style-name="P40"><text:span text:style-name="Source_20_Text">}</text:span></text:p>
      <text:h text:style-name="Heading_20_3" text:outline-level="3"><text:span text:style-name="Source_20_Text">IntStream</text:span> 인터페이스</text:h>
      <text:p text:style-name="Text_20_body"><text:span text:style-name="Source_20_Text">mapToInt</text:span> 메서드는 <text:span text:style-name="Source_20_Text">IntStream</text:span>을 반환합니다. <text:span text:style-name="Source_20_Text">IntStream</text:span>은 <text:span text:style-name="Source_20_Text">Stream</text:span>과 유사하지만, 기본 데이터 타입 <text:span text:style-name="Source_20_Text">int</text:span>에 특화되어 있습니다.</text:p>
      <text:p text:style-name="Preformatted_20_Text">java</text:p>
      <text:p text:style-name="Preformatted_20_Text">코드 복사</text:p>
      <text:p text:style-name="P38"><text:span text:style-name="Source_20_Text">public interface IntStream extends BaseStream&lt;Integer, IntStream&gt; {</text:span></text:p>
      <text:p text:style-name="P38"><text:span text:style-name="Source_20_Text"><text:s text:c="4"/></text:span></text:p>
      <text:p text:style-name="P38"><text:span text:style-name="Source_20_Text"><text:s text:c="4"/>IntStream map(IntUnaryOperator mapper);</text:span></text:p>
      <text:p text:style-name="P38"><text:span text:style-name="Source_20_Text"><text:s text:c="4"/></text:span></text:p>
      <text:p text:style-name="P38"><text:span text:style-name="Source_20_Text"><text:s text:c="4"/>int sum();</text:span></text:p>
      <text:p text:style-name="P38"><text:span text:style-name="Source_20_Text"><text:s text:c="4"/></text:span></text:p>
      <text:p text:style-name="P38"><text:span text:style-name="Source_20_Text"><text:s text:c="4"/>OptionalInt findFirst();</text:span></text:p>
      <text:p text:style-name="P38"><text:span text:style-name="Source_20_Text"><text:s text:c="4"/></text:span></text:p>
      <text:p text:style-name="P38"><text:span text:style-name="Source_20_Text"><text:s text:c="4"/>// 그 외의 다양한 메서드들이 존재함</text:span></text:p>
      <text:p text:style-name="P38"><text:span text:style-name="Source_20_Text"><text:s text:c="4"/></text:span></text:p>
      <text:p text:style-name="P38"><text:span text:style-name="Source_20_Text"><text:s text:c="4"/>@Override</text:span></text:p>
      <text:p text:style-name="P38"><text:span text:style-name="Source_20_Text"><text:s text:c="4"/>void close();</text:span></text:p>
      <text:p text:style-name="P40"><text:span text:style-name="Source_20_Text">}</text:span></text:p>
      <text:h text:style-name="Heading_20_3" text:outline-level="3">요약</text:h>
      <text:list xml:id="list4683436092772163210" text:style-name="L10">
        <text:list-item>
          <text:p text:style-name="P29"><text:span text:style-name="Strong_20_Emphasis"><text:span text:style-name="Source_20_Text">Stream</text:span></text:span>: 일반적인 스트림을 위한 인터페이스로, 다양한 중간 연산과 최종 연산 메서드를 포함합니다.</text:p>
        </text:list-item>
        <text:list-item>
          <text:p text:style-name="P29"><text:span text:style-name="Strong_20_Emphasis"><text:span text:style-name="Source_20_Text">mapToInt</text:span></text:span>: 스트림의 요소를 <text:span text:style-name="Source_20_Text">int</text:span>로 변환하는 중간 연산 메서드입니다.</text:p>
        </text:list-item>
        <text:list-item>
          <text:p text:style-name="P29"><text:span text:style-name="Strong_20_Emphasis"><text:span text:style-name="Source_20_Text">ToIntFunction</text:span></text:span>: 입력을 받아 <text:span text:style-name="Source_20_Text">int</text:span>를 반환하는 함수형 인터페이스입니다.</text:p>
        </text:list-item>
        <text:list-item>
          <text:p text:style-name="P10"><text:span text:style-name="Strong_20_Emphasis"><text:span text:style-name="Source_20_Text">IntStream</text:span></text:span>: <text:span text:style-name="Source_20_Text">int</text:span> 값으로 특화된 스트림 인터페이스입니다.</text:p>
        </text:list-item>
      </text:list>
      <text:p text:style-name="Text_20_body">이러한 인터페이스와 메서드들은 Java에서 매우 일반적인 방식으로 데이터 처리를 지원하며, 기본적인 구조를 이해하면 스트림 API를 더욱 효과적으로 사용할 수 있습니다.</text:p>
      <text:p text:style-name="Text_20_body"><text:soft-page-break/>Java의 <text:span text:style-name="Source_20_Text">Stream</text:span> 인터페이스는 매우 복잡하고 최적화된 구조를 가지고 있으며, 데이터의 처리와 스트림 파이프라인의 관리를 담당합니다. 이를 이해하려면 스트림의 주요 개념과 그 내부 동작 방식을 간략하게 설명해야 합니다. 다음은 <text:span text:style-name="Source_20_Text">Stream</text:span> 인터페이스와 그 내부 구조가 어떻게 동작하는지에 대한 설명입니다.</text:p>
      <text:h text:style-name="Heading_20_3" text:outline-level="3">1. <text:span text:style-name="Source_20_Text">Stream</text:span> 인터페이스 개요</text:h>
      <text:p text:style-name="Text_20_body"><text:span text:style-name="Source_20_Text">Stream</text:span> 인터페이스는 자바 8에서 도입되었으며, <text:span text:style-name="Strong_20_Emphasis">데이터의 흐름을 추상화</text:span>한 것입니다. 스트림은 데이터를 저장하지 않으며, 대신 데이터를 처리하는 일련의 메서드를 제공합니다. 스트림 API는 <text:span text:style-name="Strong_20_Emphasis">중간 연산</text:span>과 <text:span text:style-name="Strong_20_Emphasis">최종 연산</text:span>으로 구성된 파이프라인을 통해 데이터를 처리합니다.</text:p>
      <text:h text:style-name="Heading_20_3" text:outline-level="3">2. 스트림의 주요 구성 요소</text:h>
      <text:list xml:id="list8814588382498628356" text:style-name="L11">
        <text:list-item>
          <text:p text:style-name="P30"><text:span text:style-name="Strong_20_Emphasis">데이터 소스</text:span>: 스트림은 컬렉션, 배열, 파일 등 다양한 데이터 소스에서 생성됩니다.</text:p>
        </text:list-item>
        <text:list-item>
          <text:p text:style-name="P30"><text:span text:style-name="Strong_20_Emphasis">중간 연산</text:span>: 스트림은 데이터를 변환, 필터링, 정렬하는 등 중간 연산을 수행합니다. 중간 연산은 또 다른 스트림을 반환하며, 지연 연산(lazy operation)입니다.</text:p>
        </text:list-item>
        <text:list-item>
          <text:p text:style-name="P11"><text:span text:style-name="Strong_20_Emphasis">최종 연산</text:span>: 스트림에서 데이터를 집계하거나, 출력하는 등의 작업을 수행합니다. 최종 연산은 스트림을 소비하고, 결과를 반환합니다.</text:p>
        </text:list-item>
      </text:list>
      <text:h text:style-name="Heading_20_3" text:outline-level="3">3. 내부 구조와 동작 원리</text:h>
      <text:p text:style-name="Text_20_body">스트림의 내부 구조는 여러 인터페이스와 클래스를 통해 구현됩니다. 주로 <text:span text:style-name="Source_20_Text">StreamSupport</text:span>, <text:span text:style-name="Source_20_Text">PipelineHelper</text:span>, <text:span text:style-name="Source_20_Text">Spliterator</text:span>와 같은 클래스가 중요한 역할을 합니다.</text:p>
      <text:h text:style-name="Heading_20_4" text:outline-level="4">3.1. <text:span text:style-name="Source_20_Text">Stream</text:span> 인터페이스</text:h>
      <text:p text:style-name="Text_20_body"><text:span text:style-name="Source_20_Text">Stream</text:span> 인터페이스 자체는 매우 간단합니다. 주요 메서드들은 다음과 같습니다:</text:p>
      <text:p text:style-name="Preformatted_20_Text">java</text:p>
      <text:p text:style-name="Preformatted_20_Text">코드 복사</text:p>
      <text:p text:style-name="P38"><text:span text:style-name="Source_20_Text">public interface Stream&lt;T&gt; extends BaseStream&lt;T, Stream&lt;T&gt;&gt; {</text:span></text:p>
      <text:p text:style-name="P38"><text:span text:style-name="Source_20_Text"><text:s text:c="4"/></text:span></text:p>
      <text:p text:style-name="P38"><text:span text:style-name="Source_20_Text"><text:s text:c="4"/>&lt;R&gt; Stream&lt;R&gt; map(Function&lt;? super T, ? extends R&gt; mapper);</text:span></text:p>
      <text:p text:style-name="P38"><text:span text:style-name="Source_20_Text"><text:s text:c="4"/></text:span></text:p>
      <text:p text:style-name="P38"><text:span text:style-name="Source_20_Text"><text:s text:c="4"/>IntStream mapToInt(ToIntFunction&lt;? super T&gt; mapper);</text:span></text:p>
      <text:p text:style-name="P38"><text:span text:style-name="Source_20_Text"><text:s text:c="4"/></text:span></text:p>
      <text:p text:style-name="P38"><text:span text:style-name="Source_20_Text"><text:s text:c="4"/>Stream&lt;T&gt; filter(Predicate&lt;? super T&gt; predicate);</text:span></text:p>
      <text:p text:style-name="P38"><text:span text:style-name="Source_20_Text"><text:s text:c="4"/></text:span></text:p>
      <text:p text:style-name="P38"><text:span text:style-name="Source_20_Text"><text:s text:c="4"/>void forEach(Consumer&lt;? super T&gt; action);</text:span></text:p>
      <text:p text:style-name="P38"><text:span text:style-name="Source_20_Text"><text:s text:c="4"/></text:span></text:p>
      <text:p text:style-name="P38"><text:span text:style-name="Source_20_Text"><text:s text:c="4"/>long count();</text:span></text:p>
      <text:p text:style-name="P38"><text:span text:style-name="Source_20_Text"><text:s text:c="4"/></text:span></text:p>
      <text:p text:style-name="P38"><text:span text:style-name="Source_20_Text"><text:s text:c="4"/>Optional&lt;T&gt; findFirst();</text:span></text:p>
      <text:p text:style-name="P38"><text:span text:style-name="Source_20_Text"><text:s text:c="4"/></text:span></text:p>
      <text:p text:style-name="P38"><text:span text:style-name="Source_20_Text"><text:s text:c="4"/>// 그 외 다양한 메서드들이 정의됨</text:span></text:p>
      <text:p text:style-name="P38"><text:span text:style-name="Source_20_Text"><text:s text:c="4"/></text:span></text:p>
      <text:p text:style-name="P38"><text:span text:style-name="Source_20_Text"><text:s text:c="4"/>@Override</text:span></text:p>
      <text:p text:style-name="P38"><text:span text:style-name="Source_20_Text"><text:s text:c="4"/>void close();</text:span></text:p>
      <text:p text:style-name="P40"><text:span text:style-name="Source_20_Text">}</text:span></text:p>
      <text:h text:style-name="Heading_20_4" text:outline-level="4"><text:soft-page-break/>3.2. 파이프라인 동작</text:h>
      <text:p text:style-name="Text_20_body">스트림 API는 파이프라인 구조로 동작합니다. 이 파이프라인은 여러 단계로 구성되며, 각 단계는 <text:span text:style-name="Strong_20_Emphasis">중간 연산</text:span> 또는 <text:span text:style-name="Strong_20_Emphasis">최종 연산</text:span>이 됩니다. 파이프라인의 각 단계는 다음과 같이 구현됩니다:</text:p>
      <text:list xml:id="list1372559939604048268" text:style-name="L12">
        <text:list-item>
          <text:p text:style-name="P12"><text:span text:style-name="Strong_20_Emphasis">Source Stage (데이터 소스)</text:span>: 스트림의 첫 번째 단계는 데이터 소스입니다. 이 단계는 주로 컬렉션이나 배열 등에서 스트림을 생성하는 메서드 (<text:span text:style-name="Source_20_Text">stream()</text:span>, <text:span text:style-name="Source_20_Text">Arrays.stream()</text:span>)를 통해 생성됩니다.</text:p>
        </text:list-item>
        <text:list-item>
          <text:p text:style-name="P12"><text:span text:style-name="Strong_20_Emphasis">Intermediate Stages (중간 단계)</text:span>: 중간 연산이 수행되는 단계로, 지연 연산이 이루어집니다. 각 중간 연산(<text:span text:style-name="Source_20_Text">map</text:span>, <text:span text:style-name="Source_20_Text">filter</text:span>, <text:span text:style-name="Source_20_Text">flatMap</text:span> 등)은 새로운 스트림을 반환하고, 내부적으로는 <text:span text:style-name="Source_20_Text">PipelineHelper</text:span>와 같은 도우미 클래스들이 처리 과정을 관리합니다.</text:p>
        </text:list-item>
        <text:list-item>
          <text:p text:style-name="P12"><text:span text:style-name="Strong_20_Emphasis">Terminal Stage (최종 단계)</text:span>: 최종 연산이 실행되어 스트림이 소비됩니다. <text:span text:style-name="Source_20_Text">forEach</text:span>, <text:span text:style-name="Source_20_Text">reduce</text:span>, <text:span text:style-name="Source_20_Text">collect</text:span>와 같은 메서드가 최종 연산에 해당합니다. 이 단계에서 스트림이 닫히고, 결과가 반환됩니다.</text:p>
        </text:list-item>
      </text:list>
      <text:h text:style-name="Heading_20_4" text:outline-level="4">3.3. <text:span text:style-name="Source_20_Text">PipelineHelper</text:span> 클래스</text:h>
      <text:p text:style-name="Text_20_body"><text:span text:style-name="Source_20_Text">PipelineHelper</text:span>는 스트림 파이프라인의 중간 연산을 관리하고, 최종 연산을 효율적으로 처리하는 데 사용됩니다. <text:span text:style-name="Source_20_Text">PipelineHelper</text:span> 클래스는 스트림의 각 단계에서 수행되는 연산을 캡슐화하고, 최종적으로 데이터를 어떻게 처리할지 결정합니다.</text:p>
      <text:h text:style-name="Heading_20_4" text:outline-level="4">3.4. <text:span text:style-name="Source_20_Text">Spliterator</text:span> 인터페이스</text:h>
      <text:p text:style-name="Text_20_body"><text:span text:style-name="Source_20_Text">Spliterator</text:span>는 스트림에서 요소를 분할하고, 반복하여 처리하는 데 사용됩니다. <text:span text:style-name="Source_20_Text">Spliterator</text:span>는 스트림의 소스 데이터를 효율적으로 나누어 병렬 처리에 유리한 구조를 제공합니다.</text:p>
      <text:p text:style-name="Preformatted_20_Text">java</text:p>
      <text:p text:style-name="Preformatted_20_Text">코드 복사</text:p>
      <text:p text:style-name="P38"><text:span text:style-name="Source_20_Text">public interface Spliterator&lt;T&gt; {</text:span></text:p>
      <text:p text:style-name="P38"><text:span text:style-name="Source_20_Text"><text:s text:c="4"/></text:span></text:p>
      <text:p text:style-name="P38"><text:span text:style-name="Source_20_Text"><text:s text:c="4"/>boolean tryAdvance(Consumer&lt;? super T&gt; action);</text:span></text:p>
      <text:p text:style-name="P38"><text:span text:style-name="Source_20_Text"><text:s text:c="4"/></text:span></text:p>
      <text:p text:style-name="P38"><text:span text:style-name="Source_20_Text"><text:s text:c="4"/>Spliterator&lt;T&gt; trySplit();</text:span></text:p>
      <text:p text:style-name="P38"><text:span text:style-name="Source_20_Text"><text:s text:c="4"/></text:span></text:p>
      <text:p text:style-name="P38"><text:span text:style-name="Source_20_Text"><text:s text:c="4"/>long estimateSize();</text:span></text:p>
      <text:p text:style-name="P38"><text:span text:style-name="Source_20_Text"><text:s text:c="4"/></text:span></text:p>
      <text:p text:style-name="P38"><text:span text:style-name="Source_20_Text"><text:s text:c="4"/>int characteristics();</text:span></text:p>
      <text:p text:style-name="P38"><text:span text:style-name="Source_20_Text"><text:s text:c="4"/></text:span></text:p>
      <text:p text:style-name="P38"><text:span text:style-name="Source_20_Text"><text:s text:c="4"/>// 기타 메서드들</text:span></text:p>
      <text:p text:style-name="P40"><text:span text:style-name="Source_20_Text">}</text:span></text:p>
      <text:h text:style-name="Heading_20_3" text:outline-level="3">4. 최적화</text:h>
      <text:p text:style-name="Text_20_body">스트림 API는 많은 최적화 기법을 사용합니다:</text:p>
      <text:list xml:id="list1429869651892679406" text:style-name="L13">
        <text:list-item>
          <text:p text:style-name="P13"><text:span text:style-name="Strong_20_Emphasis">Lazy Evaluation (지연 평가)</text:span>: 중간 연산은 지연되어 최종 연산이 호출될 때까지 실행되지 않습니다. 이로 인해 스트림 파이프라인이 최적화된 방식으로 실행됩니다.</text:p>
        </text:list-item>
        <text:list-item>
          <text:p text:style-name="P13"><text:soft-page-break/><text:span text:style-name="Strong_20_Emphasis">Short-Circuiting (단락 평가)</text:span>: <text:span text:style-name="Source_20_Text">findFirst</text:span>, <text:span text:style-name="Source_20_Text">anyMatch</text:span> 등의 메서드는 결과를 얻으면 즉시 연산을 중단합니다.</text:p>
        </text:list-item>
        <text:list-item>
          <text:p text:style-name="P13"><text:span text:style-name="Strong_20_Emphasis">Parallel Processing (병렬 처리)</text:span>: 스트림은 내부적으로 병렬 처리를 지원하며, <text:span text:style-name="Source_20_Text">parallelStream()</text:span> 메서드를 통해 쉽게 병렬 스트림을 사용할 수 있습니다.</text:p>
        </text:list-item>
      </text:list>
      <text:h text:style-name="Heading_20_3" text:outline-level="3">5. 전체적인 동작 과정</text:h>
      <text:list xml:id="list4697244013784981215" text:style-name="L14">
        <text:list-item>
          <text:p text:style-name="P31"><text:span text:style-name="Strong_20_Emphasis">스트림 생성</text:span>: 컬렉션, 배열 등의 데이터 소스로부터 스트림이 생성됩니다.</text:p>
        </text:list-item>
        <text:list-item>
          <text:p text:style-name="P31"><text:span text:style-name="Strong_20_Emphasis">중간 연산 추가</text:span>: 여러 중간 연산(<text:span text:style-name="Source_20_Text">map</text:span>, <text:span text:style-name="Source_20_Text">filter</text:span> 등)을 통해 스트림 파이프라인이 구성됩니다.</text:p>
        </text:list-item>
        <text:list-item>
          <text:p text:style-name="P31"><text:span text:style-name="Strong_20_Emphasis">최종 연산 수행</text:span>: 최종 연산이 호출되면서 스트림이 소비되고, 데이터가 처리됩니다. 이때 모든 중간 연산이 실행됩니다.</text:p>
        </text:list-item>
        <text:list-item>
          <text:p text:style-name="P14"><text:span text:style-name="Strong_20_Emphasis">결과 반환 또는 처리</text:span>: 최종 연산의 결과가 반환되거나, 스트림의 요소들이 소비됩니다.</text:p>
        </text:list-item>
      </text:list>
      <text:h text:style-name="Heading_20_3" text:outline-level="3">6. 요약</text:h>
      <text:p text:style-name="Text_20_body">Java의 <text:span text:style-name="Source_20_Text">Stream</text:span> 인터페이스는 데이터 처리 작업을 선언적으로 할 수 있도록 설계된 강력한 API입니다. 스트림은 내부적으로 파이프라인 방식으로 동작하며, 지연 평가와 병렬 처리 등 다양한 최적화 기법을 활용합니다. 스트림의 내부 구조와 동작 원리를 이해하면, 더 효율적으로 데이터를 처리하고 Java의 스트림 API를 활용할 수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네, <text:span text:style-name="Source_20_Text">Arrays.stream(numbers).average()</text:span>에서 사용되는 <text:span text:style-name="Source_20_Text">average()</text:span> 메서드도 <text:span text:style-name="Source_20_Text">Stream</text:span> API 내의 함수입니다. 정확히 말하면, <text:span text:style-name="Source_20_Text">average()</text:span>는 원시 타입 스트림 중 하나인 <text:span text:style-name="Source_20_Text">IntStream</text:span>, <text:span text:style-name="Source_20_Text">LongStream</text:span>, <text:span text:style-name="Source_20_Text">DoubleStream</text:span>에서 제공하는 메서드입니다. 이 메서드는 스트림의 요소들의 평균값을 계산하여 <text:span text:style-name="Source_20_Text">Optional</text:span> 타입으로 반환합니다.</text:p>
      <text:h text:style-name="Heading_20_3" text:outline-level="3"><text:span text:style-name="Source_20_Text">average()</text:span> 메서드의 내부 구조</text:h>
      <text:p text:style-name="Text_20_body"><text:span text:style-name="Source_20_Text">average()</text:span> 메서드는 <text:span text:style-name="Source_20_Text">IntStream</text:span>, <text:span text:style-name="Source_20_Text">LongStream</text:span>, <text:span text:style-name="Source_20_Text">DoubleStream</text:span> 인터페이스에서 사용됩니다. 이 메서드는 스트림의 요소들이 숫자일 때 그 평균값을 계산하고, 그 결과를 <text:span text:style-name="Source_20_Text">OptionalInt</text:span>, <text:span text:style-name="Source_20_Text">OptionalLong</text:span>, <text:span text:style-name="Source_20_Text">OptionalDouble</text:span>로 감싸서 반환합니다.</text:p>
      <text:p text:style-name="Text_20_body">다음은 <text:span text:style-name="Source_20_Text">IntStream</text:span> 인터페이스의 <text:span text:style-name="Source_20_Text">average()</text:span> 메서드 예시입니다:</text:p>
      <text:p text:style-name="Preformatted_20_Text">java</text:p>
      <text:p text:style-name="Preformatted_20_Text">코드 복사</text:p>
      <text:p text:style-name="P38"><text:span text:style-name="Source_20_Text">public interface IntStream extends BaseStream&lt;Integer, IntStream&gt; {</text:span></text:p>
      <text:p text:style-name="P38"><text:span text:style-name="Source_20_Text"><text:s text:c="4"/></text:span></text:p>
      <text:p text:style-name="P38"><text:span text:style-name="Source_20_Text"><text:s text:c="4"/>OptionalDouble average();</text:span></text:p>
      <text:p text:style-name="P38"><text:span text:style-name="Source_20_Text"><text:s text:c="4"/></text:span></text:p>
      <text:p text:style-name="P38"><text:span text:style-name="Source_20_Text"><text:s text:c="4"/>// 다른 메서드들...</text:span></text:p>
      <text:p text:style-name="P40"><text:span text:style-name="Source_20_Text">}</text:span></text:p>
      <text:p text:style-name="P40"><text:span text:style-name="Source_20_Text">average()</text:span>의 반환 타입</text:p>
      <text:list xml:id="list12186084306931221" text:style-name="L15">
        <text:list-item>
          <text:p text:style-name="P15"><text:span text:style-name="Strong_20_Emphasis"><text:span text:style-name="Source_20_Text">OptionalDouble</text:span></text:span>: <text:span text:style-name="Source_20_Text">average()</text:span>는 계산된 평균값이 있을 경우 그 값을 반환하며, 값이 없을 경우 <text:span text:style-name="Source_20_Text">OptionalDouble.empty()</text:span>를 반환합니다.</text:p>
          <text:p text:style-name="P37">java</text:p>
          <text:p text:style-name="P37">코드 복사</text:p>
          <text:p text:style-name="P42"><text:span text:style-name="Source_20_Text">OptionalDouble average = IntStream.of(1, 2, 3, 4, 5).average();</text:span></text:p>
        </text:list-item>
      </text:list>
      <text:h text:style-name="Heading_20_3" text:outline-level="3"><text:span text:style-name="Source_20_Text">orElse</text:span> 메서드와의 조합</text:h>
      <text:p text:style-name="Text_20_body"><text:span text:style-name="Source_20_Text">orElse</text:span>는 <text:span text:style-name="Source_20_Text">Optional</text:span> 타입의 메서드로, <text:span text:style-name="Source_20_Text">Optional</text:span>이 비어있을 경우 기본값을 반환합니다. <text:span text:style-name="Source_20_Text">average()</text:span>와 함께 사용하면, 스트림이 비어있어서 평균값을 계산할 수 없는 경우에 대비하여 기본값을 지정할 수 있습니다.</text:p>
      <text:p text:style-name="Text_20_body">예를 들어:</text:p>
      <text:p text:style-name="Preformatted_20_Text">java</text:p>
      <text:p text:style-name="Preformatted_20_Text">코드 복사</text:p>
      <text:p text:style-name="P40"><text:span text:style-name="Source_20_Text">double avg = Arrays.stream(numbers).average().orElse(0.0);</text:span></text:p>
      <text:p text:style-name="Text_20_body">위 코드에서 <text:span text:style-name="Source_20_Text">numbers</text:span> 배열이 비어있으면 <text:span text:style-name="Source_20_Text">average()</text:span>는 <text:span text:style-name="Source_20_Text">OptionalDouble.empty()</text:span>를 반환하고, <text:span text:style-name="Source_20_Text">orElse(0.0)</text:span>가 호출되어 기본값인 <text:span text:style-name="Source_20_Text">0.0</text:span>이 반환됩니다.</text:p>
      <text:h text:style-name="Heading_20_3" text:outline-level="3">요약</text:h>
      <text:list xml:id="list2579869445490881930" text:style-name="L16">
        <text:list-item>
          <text:p text:style-name="P32"><text:span text:style-name="Source_20_Text">average()</text:span>는 <text:span text:style-name="Source_20_Text">Stream</text:span> API의 일부로, <text:span text:style-name="Source_20_Text">IntStream</text:span>, <text:span text:style-name="Source_20_Text">LongStream</text:span>, <text:span text:style-name="Source_20_Text">DoubleStream</text:span>과 같은 원시 타입 스트림에서 평균을 계산하는 메서드입니다.</text:p>
        </text:list-item>
        <text:list-item>
          <text:p text:style-name="P32"><text:span text:style-name="Source_20_Text">orElse</text:span>는 <text:span text:style-name="Source_20_Text">Optional</text:span> 타입의 메서드로, 값이 없을 때 기본값을 반환하는 기능을 제공합니다.</text:p>
        </text:list-item>
        <text:list-item>
          <text:p text:style-name="P16"><text:soft-page-break/><text:span text:style-name="Source_20_Text">Arrays.stream(numbers).average().orElse(0.0)</text:span>는 <text:span text:style-name="Source_20_Text">numbers</text:span> 배열의 평균을 계산하고, 배열이 비어있으면 기본값 <text:span text:style-name="Source_20_Text">0.0</text:span>을 반환하는 코드입니다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Java의 Stream API는 매우 다양한 메서드를 제공하여 데이터를 효율적으로 처리할 수 있게 합니다. 이들 메서드는 크게 <text:span text:style-name="Strong_20_Emphasis">중간 연산</text:span>(Intermediate Operations)과 <text:span text:style-name="Strong_20_Emphasis">최종 연산</text:span>(Terminal Operations)으로 나뉩니다. 또한, 스트림은 일반 스트림(<text:span text:style-name="Source_20_Text">Stream&lt;T&gt;</text:span>)과 원시 타입 스트림(<text:span text:style-name="Source_20_Text">IntStream</text:span>, <text:span text:style-name="Source_20_Text">LongStream</text:span>, <text:span text:style-name="Source_20_Text">DoubleStream</text:span>)으로 구분됩니다.</text:p>
      <text:p text:style-name="Text_20_body">아래는 Java Stream API에서 사용할 수 있는 주요 메서드들의 목록입니다.</text:p>
      <text:h text:style-name="Heading_20_3" text:outline-level="3">1. <text:span text:style-name="Source_20_Text">Stream&lt;T&gt;</text:span> (일반 스트림) 메서드</text:h>
      <text:h text:style-name="Heading_20_4" text:outline-level="4">중간 연산 (Intermediate Operations)</text:h>
      <text:list xml:id="list4908574137456014327" text:style-name="L1">
        <text:list-item>
          <text:p text:style-name="P20"><text:span text:style-name="Source_20_Text">filter(Predicate&lt;? super T&gt; predicate)</text:span>: 스트림의 요소를 필터링합니다.</text:p>
        </text:list-item>
        <text:list-item>
          <text:p text:style-name="P20"><text:span text:style-name="Source_20_Text">map(Function&lt;? super T, ? extends R&gt; mapper)</text:span>: 스트림의 요소를 다른 형태로 매핑합니다.</text:p>
        </text:list-item>
        <text:list-item>
          <text:p text:style-name="P20"><text:span text:style-name="Source_20_Text">flatMap(Function&lt;? super T, ? extends Stream&lt;? extends R&gt;&gt; mapper)</text:span>: 스트림의 각 요소를 스트림으로 매핑하고, 이들을 하나의 스트림으로 병합합니다.</text:p>
        </text:list-item>
        <text:list-item>
          <text:p text:style-name="P20"><text:span text:style-name="Source_20_Text">distinct()</text:span>: 중복된 요소를 제거합니다.</text:p>
        </text:list-item>
        <text:list-item>
          <text:p text:style-name="P20"><text:span text:style-name="Source_20_Text">sorted()</text:span>: 스트림의 요소를 정렬합니다.</text:p>
        </text:list-item>
        <text:list-item>
          <text:p text:style-name="P20"><text:span text:style-name="Source_20_Text">sorted(Comparator&lt;? super T&gt; comparator)</text:span>: 주어진 비교자(comparator)를 사용해 스트림의 요소를 정렬합니다.</text:p>
        </text:list-item>
        <text:list-item>
          <text:p text:style-name="P20"><text:span text:style-name="Source_20_Text">peek(Consumer&lt;? super T&gt; action)</text:span>: 각 요소에 대해 지정된 동작을 수행하면서 스트림을 반환합니다.</text:p>
        </text:list-item>
        <text:list-item>
          <text:p text:style-name="P20"><text:span text:style-name="Source_20_Text">limit(long maxSize)</text:span>: 스트림의 크기를 지정된 요소 수로 제한합니다.</text:p>
        </text:list-item>
        <text:list-item>
          <text:p text:style-name="P1"><text:span text:style-name="Source_20_Text">skip(long n)</text:span>: 처음 <text:span text:style-name="Source_20_Text">n</text:span>개의 요소를 건너뜁니다.</text:p>
        </text:list-item>
      </text:list>
      <text:h text:style-name="Heading_20_4" text:outline-level="4">최종 연산 (Terminal Operations)</text:h>
      <text:list xml:id="list2380655730928586442" text:style-name="L17">
        <text:list-item>
          <text:p text:style-name="P33"><text:span text:style-name="Source_20_Text">forEach(Consumer&lt;? super T&gt; action)</text:span>: 스트림의 각 요소에 대해 동작을 수행합니다.</text:p>
        </text:list-item>
        <text:list-item>
          <text:p text:style-name="P33"><text:span text:style-name="Source_20_Text">forEachOrdered(Consumer&lt;? super T&gt; action)</text:span>: 스트림의 각 요소에 대해 순서를 유지하며 동작을 수행합니다.</text:p>
        </text:list-item>
        <text:list-item>
          <text:p text:style-name="P33"><text:span text:style-name="Source_20_Text">toArray()</text:span>: 스트림의 요소를 배열로 반환합니다.</text:p>
        </text:list-item>
        <text:list-item>
          <text:p text:style-name="P33"><text:span text:style-name="Source_20_Text">toArray(IntFunction&lt;A[]&gt; generator)</text:span>: 스트림의 요소를 주어진 배열 생성 함수에 의해 배열로 반환합니다.</text:p>
        </text:list-item>
        <text:list-item>
          <text:p text:style-name="P33"><text:span text:style-name="Source_20_Text">reduce(BinaryOperator&lt;T&gt; accumulator)</text:span>: 스트림의 요소를 축소(reduction)하여 단일 값으로 만듭니다.</text:p>
        </text:list-item>
        <text:list-item>
          <text:p text:style-name="P33"><text:span text:style-name="Source_20_Text">reduce(T identity, BinaryOperator&lt;T&gt; accumulator)</text:span>: 주어진 초기값을 사용하여 축소 작업을 수행합니다.</text:p>
        </text:list-item>
        <text:list-item>
          <text:p text:style-name="P33"><text:span text:style-name="Source_20_Text">reduce(U identity, BiFunction&lt;U, ? super T, U&gt; accumulator, BinaryOperator&lt;U&gt; combiner)</text:span>: 더 복잡한 축소 작업을 수행합니다.</text:p>
        </text:list-item>
        <text:list-item>
          <text:p text:style-name="P33"><text:span text:style-name="Source_20_Text">collect(Collector&lt;? super T, A, R&gt; collector)</text:span>: 스트림의 요소를 컬렉션이나 다른 결과로 축적합니다.</text:p>
        </text:list-item>
        <text:list-item>
          <text:p text:style-name="P33"><text:span text:style-name="Source_20_Text">collect(Supplier&lt;R&gt; supplier, BiConsumer&lt;R, ? super T&gt; accumulator, BiConsumer&lt;R, R&gt; combiner)</text:span>: 스트림의 요소를 결과 컨테이너에 수집합니다.</text:p>
        </text:list-item>
        <text:list-item>
          <text:p text:style-name="P33"><text:soft-page-break/><text:span text:style-name="Source_20_Text">min(Comparator&lt;? super T&gt; comparator)</text:span>: 주어진 비교자에 따라 최소 요소를 찾습니다.</text:p>
        </text:list-item>
        <text:list-item>
          <text:p text:style-name="P33"><text:span text:style-name="Source_20_Text">max(Comparator&lt;? super T&gt; comparator)</text:span>: 주어진 비교자에 따라 최대 요소를 찾습니다.</text:p>
        </text:list-item>
        <text:list-item>
          <text:p text:style-name="P33"><text:span text:style-name="Source_20_Text">count()</text:span>: 스트림의 요소 수를 반환합니다.</text:p>
        </text:list-item>
        <text:list-item>
          <text:p text:style-name="P33"><text:span text:style-name="Source_20_Text">anyMatch(Predicate&lt;? super T&gt; predicate)</text:span>: 스트림의 요소 중 하나라도 주어진 조건을 만족하면 <text:span text:style-name="Source_20_Text">true</text:span>를 반환합니다.</text:p>
        </text:list-item>
        <text:list-item>
          <text:p text:style-name="P33"><text:span text:style-name="Source_20_Text">allMatch(Predicate&lt;? super T&gt; predicate)</text:span>: 스트림의 모든 요소가 주어진 조건을 만족하면 <text:span text:style-name="Source_20_Text">true</text:span>를 반환합니다.</text:p>
        </text:list-item>
        <text:list-item>
          <text:p text:style-name="P33"><text:span text:style-name="Source_20_Text">noneMatch(Predicate&lt;? super T&gt; predicate)</text:span>: 스트림의 모든 요소가 주어진 조건을 만족하지 않으면 <text:span text:style-name="Source_20_Text">true</text:span>를 반환합니다.</text:p>
        </text:list-item>
        <text:list-item>
          <text:p text:style-name="P33"><text:span text:style-name="Source_20_Text">findFirst()</text:span>: 스트림의 첫 번째 요소를 반환합니다.</text:p>
        </text:list-item>
        <text:list-item>
          <text:p text:style-name="P17"><text:span text:style-name="Source_20_Text">findAny()</text:span>: 스트림의 임의의 요소를 반환합니다.</text:p>
        </text:list-item>
      </text:list>
      <text:h text:style-name="Heading_20_3" text:outline-level="3">2. 원시 타입 스트림 (<text:span text:style-name="Source_20_Text">IntStream</text:span>, <text:span text:style-name="Source_20_Text">LongStream</text:span>, <text:span text:style-name="Source_20_Text">DoubleStream</text:span>) 메서드</text:h>
      <text:h text:style-name="Heading_20_4" text:outline-level="4">공통 중간 연산</text:h>
      <text:list xml:id="list4312051940410740400" text:style-name="L18">
        <text:list-item>
          <text:p text:style-name="P34"><text:span text:style-name="Source_20_Text">mapToObj(IntFunction&lt;? extends U&gt; mapper)</text:span>: 원시 타입을 객체로 매핑합니다.</text:p>
        </text:list-item>
        <text:list-item>
          <text:p text:style-name="P34"><text:span text:style-name="Source_20_Text">mapToLong(IntToLongFunction mapper)</text:span>, <text:span text:style-name="Source_20_Text">mapToDouble(IntToDoubleFunction mapper)</text:span>: 원시 타입을 다른 원시 타입으로 매핑합니다.</text:p>
        </text:list-item>
        <text:list-item>
          <text:p text:style-name="P34"><text:span text:style-name="Source_20_Text">map(IntUnaryOperator mapper)</text:span>, <text:span text:style-name="Source_20_Text">mapToInt(IntUnaryOperator mapper)</text:span>: 원시 타입 스트림의 요소를 매핑합니다.</text:p>
        </text:list-item>
        <text:list-item>
          <text:p text:style-name="P34"><text:span text:style-name="Source_20_Text">flatMap(IntFunction&lt;? extends IntStream&gt; mapper)</text:span>: 원시 타입 스트림을 평면화합니다.</text:p>
        </text:list-item>
        <text:list-item>
          <text:p text:style-name="P34"><text:span text:style-name="Source_20_Text">filter(IntPredicate predicate)</text:span>: 조건을 만족하는 원시 타입 스트림의 요소를 필터링합니다.</text:p>
        </text:list-item>
        <text:list-item>
          <text:p text:style-name="P34"><text:span text:style-name="Source_20_Text">distinct()</text:span>: 중복된 요소를 제거합니다.</text:p>
        </text:list-item>
        <text:list-item>
          <text:p text:style-name="P34"><text:span text:style-name="Source_20_Text">sorted()</text:span>: 원시 타입 스트림의 요소를 정렬합니다.</text:p>
        </text:list-item>
        <text:list-item>
          <text:p text:style-name="P34"><text:span text:style-name="Source_20_Text">peek(IntConsumer action)</text:span>: 각 요소에 대해 주어진 동작을 수행합니다.</text:p>
        </text:list-item>
        <text:list-item>
          <text:p text:style-name="P34"><text:span text:style-name="Source_20_Text">limit(long maxSize)</text:span>: 스트림의 크기를 지정된 요소 수로 제한합니다.</text:p>
        </text:list-item>
        <text:list-item>
          <text:p text:style-name="P18"><text:span text:style-name="Source_20_Text">skip(long n)</text:span>: 처음 <text:span text:style-name="Source_20_Text">n</text:span>개의 요소를 건너뜁니다.</text:p>
        </text:list-item>
      </text:list>
      <text:h text:style-name="Heading_20_4" text:outline-level="4">공통 최종 연산</text:h>
      <text:list xml:id="list6192435407158287722" text:style-name="L19">
        <text:list-item>
          <text:p text:style-name="P35"><text:span text:style-name="Source_20_Text">forEach(IntConsumer action)</text:span>: 스트림의 각 요소에 대해 주어진 동작을 수행합니다.</text:p>
        </text:list-item>
        <text:list-item>
          <text:p text:style-name="P35"><text:span text:style-name="Source_20_Text">forEachOrdered(IntConsumer action)</text:span>: 순서를 유지하며 각 요소에 대해 주어진 동작을 수행합니다.</text:p>
        </text:list-item>
        <text:list-item>
          <text:p text:style-name="P35"><text:span text:style-name="Source_20_Text">toArray()</text:span>: 스트림의 요소를 배열로 반환합니다.</text:p>
        </text:list-item>
        <text:list-item>
          <text:p text:style-name="P35"><text:span text:style-name="Source_20_Text">reduce(int identity, IntBinaryOperator op)</text:span>: 스트림의 요소를 축소하여 단일 값으로 만듭니다.</text:p>
        </text:list-item>
        <text:list-item>
          <text:p text:style-name="P35"><text:span text:style-name="Source_20_Text">reduce(IntBinaryOperator op)</text:span>: 스트림의 요소를 축소하여 단일 값으로 만듭<text:soft-page-break/>니다.</text:p>
        </text:list-item>
        <text:list-item>
          <text:p text:style-name="P35"><text:span text:style-name="Source_20_Text">collect(Supplier&lt;R&gt; supplier, ObjIntConsumer&lt;R&gt; accumulator, BiConsumer&lt;R, R&gt; combiner)</text:span>: 스트림의 요소를 수집합니다.</text:p>
        </text:list-item>
        <text:list-item>
          <text:p text:style-name="P35"><text:span text:style-name="Source_20_Text">sum()</text:span>: 스트림의 요소를 모두 합산합니다.</text:p>
        </text:list-item>
        <text:list-item>
          <text:p text:style-name="P35"><text:span text:style-name="Source_20_Text">average()</text:span>: 스트림의 요소의 평균을 계산합니다.</text:p>
        </text:list-item>
        <text:list-item>
          <text:p text:style-name="P35"><text:span text:style-name="Source_20_Text">min()</text:span>, <text:span text:style-name="Source_20_Text">max()</text:span>: 최소, 최대 요소를 찾습니다.</text:p>
        </text:list-item>
        <text:list-item>
          <text:p text:style-name="P35"><text:span text:style-name="Source_20_Text">count()</text:span>: 스트림의 요소 수를 반환합니다.</text:p>
        </text:list-item>
        <text:list-item>
          <text:p text:style-name="P35"><text:span text:style-name="Source_20_Text">summaryStatistics()</text:span>: 스트림의 요소에 대한 통계 요약을 반환합니다.</text:p>
        </text:list-item>
        <text:list-item>
          <text:p text:style-name="P35"><text:span text:style-name="Source_20_Text">anyMatch(IntPredicate predicate)</text:span>: 조건을 만족하는 요소가 하나라도 있으면 <text:span text:style-name="Source_20_Text">true</text:span>를 반환합니다.</text:p>
        </text:list-item>
        <text:list-item>
          <text:p text:style-name="P35"><text:span text:style-name="Source_20_Text">allMatch(IntPredicate predicate)</text:span>: 모든 요소가 조건을 만족하면 <text:span text:style-name="Source_20_Text">true</text:span>를 반환합니다.</text:p>
        </text:list-item>
        <text:list-item>
          <text:p text:style-name="P35"><text:span text:style-name="Source_20_Text">noneMatch(IntPredicate predicate)</text:span>: 조건을 만족하지 않는 요소가 하나라도 있으면 <text:span text:style-name="Source_20_Text">true</text:span>를 반환합니다.</text:p>
        </text:list-item>
        <text:list-item>
          <text:p text:style-name="P35"><text:span text:style-name="Source_20_Text">findFirst()</text:span>: 스트림의 첫 번째 요소를 반환합니다.</text:p>
        </text:list-item>
        <text:list-item>
          <text:p text:style-name="P19"><text:span text:style-name="Source_20_Text">findAny()</text:span>: 스트림의 임의의 요소를 반환합니다.</text:p>
        </text:list-item>
      </text:list>
      <text:h text:style-name="Heading_20_3" text:outline-level="3">요약</text:h>
      <text:p text:style-name="Text_20_body">위에 나열된 메서드들은 Java Stream API에서 제공하는 주요 기능들입니다. 이 메서드들을 활용하면 데이터를 효율적으로 처리할 수 있으며, 스트림 파이프라인을 통해 선언적으로 코드를 작성할 수 있습니다. 각 메서드는 특정 상황에 맞게 최적화되어 있으며, 중간 연산과 최종 연산의 조합을 통해 복잡한 데이터 처리 작업을 간단하게 수행할 수 있습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바탕1" style:font-size-asian="10pt" style:font-weight-asian="bold" style:font-name-complex="Arial1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09:07:41.50</meta:creation-date>
    <meta:document-statistic meta:table-count="0" meta:image-count="0" meta:object-count="0" meta:page-count="14" meta:paragraph-count="301" meta:word-count="6192" meta:character-count="13572"/>
    <dc:date>2024-09-02T09:11:28.97</dc:date>
    <meta:editing-duration>PT3M47S</meta:editing-duration>
    <meta:editing-cycles>1</meta:editing-cycles>
    <meta:generator>OpenOffice/4.1.15$Win32 OpenOffice.org_project/4115m2$Build-9813</meta:generator>
  </office:meta>
</office:document-meta>
</file>